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h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Harbin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k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âqôm Hadash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rrakec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our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âkâ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e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 du Roi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12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nica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office:annotation draw:style-name="gr1" draw:text-style-name="P2" svg:width="4.509cm" svg:height="3.413cm" svg:x="86.058cm" svg:y="78.846cm" draw:caption-point-x="-0.406cm" draw:caption-point-y="-1.445cm">
              <dc:date>2023-02-26T00:00:00</dc:date>
              <text:p/>
            </office:annotation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/>
            </office:annotation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Hokitik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57:'City Names'.CH57 'City Names'.CJ57:'City Names'.ET57 'City Names'.A1:'City Names'.ET56 'City Names'.A58:'City Names'.ET80">
            <calcext:condition calcext:apply-style-name="ConditionalStyle_1" calcext:value="=&quot;?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2" calcext:value="=&quot;^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4" calcext:value="=&quot;x&quot;" calcext:base-cell-address="'City Names'.A1"/>
          </calcext:conditional-format>
          <calcext:conditional-format calcext:target-range-address="'City Names'.A57:'City Names'.CH57 'City Names'.CJ57:'City Names'.ET57 'City Names'.A1:'City Names'.ET56 'City Names'.A58:'City Names'.ET999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4-12-26T01:18:37.309000000</dc:date>
    <meta:editing-duration>P1DT22H50M24S</meta:editing-duration>
    <meta:editing-cycles>70</meta:editing-cycles>
    <meta:document-statistic meta:table-count="1" meta:cell-count="4845" meta:object-count="0"/>
  </office:meta>
</office:document-meta>
</file>